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9pt" fo:font-weight="normal" officeooo:rsid="00110be9" officeooo:paragraph-rsid="001d26b6" style:font-size-asian="19pt" style:font-weight-asian="normal" style:font-size-complex="19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0be9" officeooo:paragraph-rsid="001d26b6" style:font-size-asian="12pt" style:font-weight-asian="normal" style:font-size-complex="12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d26b6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Rompendo em Fé</text:span><text:tab/>Diante do Trono<text:tab/><text:span text:style-name="T3">[ </text:span><text:span text:style-name="T4">33</text:span><text:span text:style-name="T3"> ]</text:span></text:p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a cada dia vou mover o sobrenatural</text:p>
      <text:p text:style-name="P1">Vou lutar e vencer, vou plantar e colher</text:p>
      <text:p text:style-name="P1">A cada dia vou viver rompendo em fé</text:p>
      <text:p text:style-name="P1"/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1">A cada dia vou viver rompendo em fé</text:p>
      <text:p text:style-name="P1"/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1">A cada dia vou viver rompendo em f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11:39.859549249</dc:date>
    <meta:editing-duration>PT23M34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9" meta:word-count="249" meta:character-count="1191" meta:non-whitespace-character-count="971"/>
  </office:meta>
</office:document-meta>
</file>